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2.159cm" svg:x="11.795cm" svg:y="12.93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2-11T10:14:02.439558853</dc:date>
    <dc:creator>Lokesh Metla</dc:creator>
    <meta:document-statistic meta:object-count="1"/>
    <meta:generator>LibreOffice/4.2.6.3$Linux_X86_64 LibreOffice_project/420m0$Build-3</meta:generator>
  </office:meta>
</office:document-meta>
</file>